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 Sans1" svg:font-family="'Open Sans', 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3375in" table:align="left"/>
    </style:style>
    <style:style style:name="Tabella1.A" style:family="table-column">
      <style:table-column-properties style:column-width="2.241in"/>
    </style:style>
    <style:style style:name="Tabella1.B" style:family="table-column">
      <style:table-column-properties style:column-width="1.3479in"/>
    </style:style>
    <style:style style:name="Tabella1.C" style:family="table-column">
      <style:table-column-properties style:column-width="1.2521in"/>
    </style:style>
    <style:style style:name="Tabella1.D" style:family="table-column">
      <style:table-column-properties style:column-width="1.4965in"/>
    </style:style>
    <style:style style:name="Tabella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fo:line-height="160%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fo:line-height="160%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line-height="160%" fo:text-align="center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fo:line-height="160%" fo:orphans="2" fo:widows="2" fo:text-indent="0in" style:auto-text-indent="false" fo:padding="0in" fo:border="none"/>
      <style:text-properties fo:font-variant="normal" fo:text-transform="none" fo:color="#444444" style:font-name="Microsoft Sans Serif" fo:font-size="12pt" fo:letter-spacing="normal" fo:language="it" fo:country="IT" fo:font-style="normal" fo:font-weight="normal" style:font-size-asian="12pt" style:font-size-complex="12pt"/>
    </style:style>
    <style:style style:name="P5" style:family="paragraph" style:parent-style-name="Text_20_body" style:list-style-name="L1">
      <style:paragraph-properties fo:margin-left="0in" fo:margin-right="0in" fo:margin-top="0in" fo:margin-bottom="0in" fo:line-height="160%" fo:orphans="2" fo:widows="2" fo:text-indent="0in" style:auto-text-indent="false" fo:padding="0in" fo:border="none"/>
      <style:text-properties fo:font-variant="normal" fo:text-transform="none" fo:color="#444444" style:font-name="Microsoft Sans Serif" fo:font-size="12pt" fo:letter-spacing="normal" fo:language="it" fo:country="IT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line-height="120%" fo:orphans="2" fo:widows="2" fo:text-indent="0in" style:auto-text-indent="false" fo:padding="0in" fo:border="none"/>
      <style:text-properties fo:font-variant="normal" fo:text-transform="none" fo:color="#333333" style:font-name="Open Sans" fo:font-size="15pt" fo:letter-spacing="normal" fo:language="it" fo:country="IT" fo:font-style="normal" fo:font-weight="normal" style:font-size-asian="15pt" style:font-size-complex="15pt"/>
    </style:style>
    <style:style style:name="P7" style:family="paragraph" style:parent-style-name="Text_20_body" style:list-style-name="L1">
      <style:paragraph-properties fo:margin-left="0in" fo:margin-right="0in" fo:margin-top="0in" fo:margin-bottom="0in" fo:line-height="160%" fo:orphans="2" fo:widows="2" fo:text-indent="0in" style:auto-text-indent="false" fo:padding="0in" fo:border="none"/>
      <style:text-properties fo:language="it" fo:country="IT"/>
    </style:style>
    <style:style style:name="P8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.1563in" fo:line-height="160%" fo:orphans="2" fo:widows="2" fo:text-indent="0in" style:auto-text-indent="false" fo:padding="0in" fo:border="none"/>
      <style:text-properties fo:font-variant="normal" fo:text-transform="none" fo:color="#444444" style:font-name="Microsoft Sans Serif" fo:font-size="12pt" fo:letter-spacing="normal" fo:language="it" fo:country="IT" fo:font-style="normal" fo:font-weight="normal" style:font-size-asian="12pt" style:font-size-complex="12pt"/>
    </style:style>
    <style:style style:name="P10" style:family="paragraph" style:parent-style-name="Heading_20_1">
      <style:paragraph-properties fo:text-align="center" style:justify-single-word="false"/>
      <style:text-properties fo:color="#333333" style:font-name="Open Sans" fo:font-size="24pt" fo:language="it" fo:country="IT" fo:font-weight="normal"/>
    </style:style>
    <style:style style:name="P11" style:family="paragraph" style:parent-style-name="Heading_20_4">
      <style:paragraph-properties fo:margin-left="0in" fo:margin-right="0in" fo:margin-top="0in" fo:margin-bottom="0in" fo:line-height="120%" fo:orphans="2" fo:widows="2" fo:text-indent="0in" style:auto-text-indent="false" fo:padding="0in" fo:border="none"/>
      <style:text-properties fo:font-variant="normal" fo:text-transform="none" fo:color="#333333" style:font-name="Open Sans" fo:font-size="15pt" fo:letter-spacing="normal" fo:language="it" fo:country="IT" fo:font-style="normal" fo:font-weight="normal" style:font-size-asian="15pt" style:font-size-complex="15pt"/>
    </style:style>
    <style:style style:name="P12" style:family="paragraph" style:parent-style-name="Heading_20_4">
      <style:paragraph-properties fo:margin-left="0in" fo:margin-right="0in" fo:margin-top="0in" fo:margin-bottom="0in" fo:line-height="120%" fo:orphans="2" fo:widows="2" fo:text-indent="0in" style:auto-text-indent="false" fo:padding="0in" fo:border="none" fo:keep-with-next="always"/>
      <style:text-properties fo:font-variant="normal" fo:text-transform="none" fo:color="#333333" style:font-name="Open Sans" fo:font-size="15pt" fo:letter-spacing="normal" fo:language="it" fo:country="IT" fo:font-style="normal" fo:font-weight="normal" style:font-size-asian="15pt" style:font-size-complex="15pt"/>
    </style:style>
    <style:style style:name="T1" style:family="text">
      <style:text-properties fo:font-variant="normal" fo:text-transform="none" fo:color="#444444" style:text-line-through-style="none" style:font-name="Microsoft Sans Serif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444444" style:text-line-through-style="none" style:font-name="Microsoft Sans Serif" fo:font-size="12pt" fo:letter-spacing="normal" fo:language="it" fo:country="IT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444444" style:font-name="Open Sans1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Open Sans1" fo:font-size="11.25pt" fo:letter-spacing="normal" fo:font-style="normal" fo:font-weight="normal"/>
    </style:style>
    <style:style style:name="T5" style:family="text">
      <style:text-properties fo:font-variant="normal" fo:text-transform="none" fo:color="#444444" style:font-name="Open Sans1" fo:font-size="11.25pt" fo:letter-spacing="normal" fo:language="it" fo:country="IT" fo:font-style="normal" fo:font-weight="normal"/>
    </style:style>
    <style:style style:name="T6" style:family="text">
      <style:text-properties fo:font-variant="normal" fo:text-transform="none" fo:color="#444444" style:font-name="inherit" fo:font-size="12pt" fo:letter-spacing="normal" fo:font-style="normal" fo:font-weight="normal"/>
    </style:style>
    <style:style style:name="T7" style:family="text">
      <style:text-properties fo:font-variant="normal" fo:text-transform="none" fo:color="#444444" style:font-name="inherit" fo:font-size="12pt" fo:letter-spacing="normal" fo:font-style="normal" fo:font-weight="bold"/>
    </style:style>
    <style:style style:name="T8" style:family="text">
      <style:text-properties fo:font-variant="normal" fo:text-transform="none" fo:color="#444444" style:font-name="inherit" fo:font-size="11.25pt" fo:letter-spacing="normal" fo:font-style="normal" fo:font-weight="bold"/>
    </style:style>
    <style:style style:name="T9" style:family="text">
      <style:text-properties fo:font-variant="normal" fo:text-transform="none" fo:color="#444444" fo:font-size="11.25pt" fo:letter-spacing="normal" fo:font-style="normal" fo:font-weight="normal"/>
    </style:style>
    <style:style style:name="T10" style:family="text">
      <style:text-properties fo:font-variant="normal" fo:text-transform="none" fo:color="#444444" style:font-name="Microsoft Sans Serif" fo:font-size="11.25pt" fo:letter-spacing="normal" fo:font-style="normal" fo:font-weight="normal"/>
    </style:style>
    <style:style style:name="T11" style:family="text">
      <style:text-properties fo:font-variant="normal" fo:text-transform="none" fo:color="#444444" style:font-name="Microsoft Sans Serif" fo:letter-spacing="normal" fo:font-style="normal" fo:font-weight="normal"/>
    </style:style>
    <style:style style:name="T12" style:family="text">
      <style:text-properties fo:font-variant="normal" fo:text-transform="none" fo:color="#444444" style:font-name="Microsoft Sans Serif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444444" style:font-name="Microsoft Sans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444444" style:font-name="Microsoft Sans Serif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444444" style:font-name="Microsoft Sans Serif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444444" style:font-name="Microsoft Sans Serif" fo:font-size="12pt" fo:letter-spacing="normal" fo:language="it" fo:country="IT" fo:font-style="normal" fo:font-weight="normal" style:font-size-asian="12pt" style:font-size-complex="12pt"/>
    </style:style>
    <style:style style:name="T17" style:family="text">
      <style:text-properties fo:font-variant="normal" fo:text-transform="none" fo:color="#444444" style:font-name="Microsoft Sans Serif" fo:font-size="9pt" fo:letter-spacing="normal" fo:font-style="normal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fo:color="#444444" style:font-name="Microsoft Sans Serif" fo:font-size="9pt" fo:letter-spacing="normal" fo:font-style="normal" style:font-size-asian="9pt" style:font-size-complex="9pt"/>
    </style:style>
    <style:style style:name="T19" style:family="text">
      <style:text-properties fo:font-variant="normal" fo:text-transform="none" fo:color="#444444" style:font-name="Microsoft Sans Serif" fo:font-size="9pt" fo:letter-spacing="normal" fo:language="it" fo:country="IT" fo:font-style="normal" fo:font-weight="bold" style:font-size-asian="9pt" style:font-weight-asian="bold" style:font-size-complex="9pt" style:font-weight-complex="bold"/>
    </style:style>
    <style:style style:name="T20" style:family="text">
      <style:text-properties fo:font-variant="normal" fo:text-transform="none" fo:color="#444444" style:font-name="Microsoft Sans Serif" fo:font-size="9pt" fo:letter-spacing="normal" fo:language="it" fo:country="IT" fo:font-style="normal" style:font-size-asian="9pt" style:font-size-complex="9pt"/>
    </style:style>
    <style:style style:name="T21" style:family="text">
      <style:text-properties fo:font-variant="normal" fo:text-transform="none" fo:color="#888888" style:text-line-through-style="none" style:font-name="Open Sans1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888888" style:text-line-through-style="none" style:font-name="inherit" fo:font-size="9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888888" style:text-line-through-style="none" style:font-name="inherit" fo:font-size="9pt" fo:letter-spacing="normal" fo:language="it" fo:country="IT" fo:font-style="normal" style:text-underline-style="none" fo:font-weight="normal" style:text-blinking="false"/>
    </style:style>
    <style:style style:name="T24" style:family="text">
      <style:text-properties fo:font-variant="normal" fo:text-transform="none" fo:color="#888888" style:text-line-through-style="none" fo:letter-spacing="normal" style:text-underline-style="none" style:text-blinking="false"/>
    </style:style>
    <style:style style:name="T25" style:family="text">
      <style:text-properties fo:font-variant="normal" fo:text-transform="none" fo:color="#888888" style:text-line-through-style="none" fo:letter-spacing="normal" fo:language="it" fo:country="IT" style:text-underline-style="none" style:text-blinking="false"/>
    </style:style>
    <style:style style:name="T26" style:family="text">
      <style:text-properties fo:font-variant="normal" fo:text-transform="none" fo:color="#289dcc" style:text-line-through-style="none" style:font-name="inherit" fo:font-size="11.25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289dcc" style:text-line-through-style="none" fo:font-size="11.2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289dcc" style:text-line-through-style="none" style:font-name="Microsoft Sans Serif" fo:font-size="11.25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289dcc" style:text-line-through-style="none" style:font-name="Microsoft Sans Serif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289dcc" style:text-line-through-style="none" style:font-name="Microsoft Sans Serif" fo:font-size="12pt" fo:letter-spacing="normal" fo:font-style="normal" style:text-underline-style="none" fo:font-weight="normal" style:text-blinking="false" style:font-size-asian="12pt" style:font-size-complex="12pt"/>
    </style:style>
    <style:style style:name="T31" style:family="text">
      <style:text-properties fo:font-variant="normal" fo:text-transform="none" fo:color="#289dcc" style:text-line-through-style="none" style:font-name="Microsoft Sans Serif" fo:font-size="12pt" fo:letter-spacing="normal" fo:language="it" fo:country="IT" fo:font-style="normal" style:text-underline-style="none" fo:font-weight="normal" style:text-blinking="false" style:font-size-asian="12pt" style:font-size-complex="12pt"/>
    </style:style>
    <style:style style:name="T32" style:family="text">
      <style:text-properties style:font-name="inherit" fo:font-size="12pt" fo:font-weight="bol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uova frequenza UHF europea</text:h>
      <text:p text:style-name="P8"><text:a xlink:type="simple" xlink:href="https://rfid.it/nuova-frequenza-uhf-europea/" text:style-name="Internet_20_link" text:visited-style-name="Visited_20_Internet_20_Link"><text:span text:style-name="T25"> </text:span></text:a><text:a xlink:type="simple" xlink:href="https://rfid.it/nuova-frequenza-uhf-europea/" text:style-name="Internet_20_link" text:visited-style-name="Visited_20_Internet_20_Link"><text:span text:style-name="T23">3 Luglio 2019</text:span></text:a></text:p>
      <text:p text:style-name="P1"><text:span text:style-name="T16">Dall’ introduzione delle normative </text:span><text:a xlink:type="simple" xlink:href="https://rfid.it/cat/uhf/" text:style-name="Internet_20_link" text:visited-style-name="Visited_20_Internet_20_Link"><text:span text:style-name="T31">UHF</text:span></text:a><text:span text:style-name="T16"> RFID standardizzate avvenuta nel 2004, sono esistite due principali bande di frequenza denominate EU (ETSI) e US (FCC). A causa di un ritardo di impostazioni, una banda di frequenza standardizzata a livello internazionale non è stata attivata tra le opzioni in quanto la maggior parte delle bande era già stata assegnata ad altre tecnologie o metodi di comunicazione.</text:span></text:p>
      <text:p text:style-name="P9">Inoltre, a causa di ulteriori restrizioni, la banda EU è stata sottoposta ad ulteriori limitazioni, specialmente in riferimento alla quantità di potenza irradiata che gli è stata consentita oltre alla larghezza di banda di ciascun canale di riferimento.</text:p>
      <text:h text:style-name="P12" text:outline-level="4">Il limite precedente</text:h>
      <text:p text:style-name="P1"><text:span text:style-name="T5">Q</text:span><text:span text:style-name="T16">uesta limitazione della potenza ha rappresentato un tasso di lettura inferiore per lo standard europeo rispetto a quello americano. Per diversi anni, i produttori e i sostenitori di </text:span><text:a xlink:type="simple" xlink:href="https://rainrfid.org/" office:target-frame-name="_blank" xlink:show="new" text:style-name="Internet_20_link" text:visited-style-name="Visited_20_Internet_20_Link"><text:span text:style-name="T2">RAIN RFID</text:span></text:a><text:span text:style-name="T16"> hanno promosso iniziative volte a ottimizzare la banda UE per permettere una potenza irradiata maggiore e una più ampia larghezza di banda per canale. Finalmente, tali iniziative hanno dato i loro frutti e fornito una nuova banda superiore che è stata approvata e stata resa disponibile per l’utilizzo dal 1 febbraio 2019.</text:span></text:p>
      <text:p text:style-name="P1"><text:span text:style-name="T16">La Commissione europea ha firmato la creazione e l’utilizzo di una innovativa banda superiore, in aggiunta alla tipica banda più bassa di 865-868 MHz. La nuova banda opererà nell’intervallo di frequenza </text:span><text:span text:style-name="Strong_20_Emphasis"><text:span text:style-name="T16">915-921 MHz</text:span></text:span><text:span text:style-name="T16"> e avrà una larghezza di banda del canale di </text:span><text:span text:style-name="Strong_20_Emphasis"><text:span text:style-name="T16">400 kHz, simile all’attuale banda USA.</text:span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h text:style-name="P12" text:outline-level="4"><text:soft-page-break/>Le frequenze attuali a confronto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3"><text:span text:style-name="Strong_20_Emphasis"><text:span text:style-name="T19">Lower EU</text:span></text:span></text:p>
          </table:table-cell>
          <table:table-cell table:style-name="Tabella1.A1" office:value-type="string">
            <text:p text:style-name="P3"><text:span text:style-name="Strong_20_Emphasis"><text:span text:style-name="T20">Upper EU</text:span></text:span></text:p>
          </table:table-cell>
          <table:table-cell table:style-name="Tabella1.A1" office:value-type="string">
            <text:p text:style-name="P3"><text:span text:style-name="Strong_20_Emphasis"><text:span text:style-name="T20">US (FCC)</text:span></text:span></text:p>
          </table:table-cell>
        </table:table-row>
        <table:table-row>
          <table:table-cell table:style-name="Tabella1.A1" office:value-type="string">
            <text:p text:style-name="P4"><text:s text:c="6"/>Intervallo di frequenze</text:p>
          </table:table-cell>
          <table:table-cell table:style-name="Tabella1.A1" office:value-type="string">
            <text:p text:style-name="P4"><text:s text:c="2"/>865 – 868 MHz</text:p>
          </table:table-cell>
          <table:table-cell table:style-name="Tabella1.A1" office:value-type="string">
            <text:p text:style-name="P4">915 – 921 MHz</text:p>
          </table:table-cell>
          <table:table-cell table:style-name="Tabella1.A1" office:value-type="string">
            <text:p text:style-name="P4">902 – 928 MHz</text:p>
          </table:table-cell>
        </table:table-row>
        <table:table-row>
          <table:table-cell table:style-name="Tabella1.A1" office:value-type="string">
            <text:p text:style-name="P4"><text:s text:c="6"/>Potenza irradiata</text:p>
          </table:table-cell>
          <table:table-cell table:style-name="Tabella1.A1" office:value-type="string">
            <text:p text:style-name="P4">2 watt</text:p>
          </table:table-cell>
          <table:table-cell table:style-name="Tabella1.A1" office:value-type="string">
            <text:p text:style-name="P4">4 watt</text:p>
          </table:table-cell>
          <table:table-cell table:style-name="Tabella1.A1" office:value-type="string">
            <text:p text:style-name="P4">4 watt</text:p>
          </table:table-cell>
        </table:table-row>
        <table:table-row>
          <table:table-cell table:style-name="Tabella1.A1" office:value-type="string">
            <text:p text:style-name="P4"><text:s text:c="6"/>Canale di banda</text:p>
          </table:table-cell>
          <table:table-cell table:style-name="Tabella1.A1" office:value-type="string">
            <text:p text:style-name="P4">200 kHz</text:p>
          </table:table-cell>
          <table:table-cell table:style-name="Tabella1.A1" office:value-type="string">
            <text:p text:style-name="P4">400 kHz</text:p>
          </table:table-cell>
          <table:table-cell table:style-name="Tabella1.A1" office:value-type="string">
            <text:p text:style-name="P4">400 kHz</text:p>
          </table:table-cell>
        </table:table-row>
      </table:table>
      <text:p text:style-name="P4"/>
      <text:p text:style-name="P4"/>
      <text:h text:style-name="P11" text:outline-level="4">Cosa cambia con la Upper Band dell’UE</text:h>
      <text:list xml:id="list563028654000313099" text:style-name="L1">
        <text:list-item>
          <text:p text:style-name="P2"><text:span text:style-name="Strong_20_Emphasis"><text:span text:style-name="T16">Aumentano l’intervallo di lettura e la copertura. </text:span></text:span><text:span text:style-name="T16">A causa della quantità di potenza irradiata consentita che aumenta da 2 a 4 watt, i sistemi RFID su questa banda vedranno un probabile aumento del raggio di lettura. I test preliminari effettuati da RAIN RFID mostrano </text:span><text:span text:style-name="Strong_20_Emphasis"><text:span text:style-name="T16">un aumento del 40%-50% nell’area di copertura</text:span></text:span><text:span text:style-name="T16"> quando viene usato nella banda superiore dell’UE rispetto alla banda inferiore standard dell’UE.</text:span></text:p>
        </text:list-item>
        <text:list-item>
          <text:p text:style-name="P2"><text:span text:style-name="Strong_20_Emphasis"><text:span text:style-name="T16">Aumenta anche la velocità di lettura. </text:span></text:span><text:span text:style-name="T16">La più ampia larghezza di banda del canale, da 200 a 400 kHz, comporta che il sistema impiega </text:span><text:span text:style-name="Strong_20_Emphasis"><text:span text:style-name="T16">la metà del tempo per inventariare gli stessi articoli</text:span></text:span><text:span text:style-name="T16"> o riesce a registrare il doppio del numero di articoli nello stesso lasso di tempo.</text:span></text:p>
        </text:list-item>
        <text:list-item>
          <text:p text:style-name="P2"><text:span text:style-name="Strong_20_Emphasis"><text:span text:style-name="T16">Aumentano i prodotti disponibili. </text:span></text:span><text:span text:style-name="T16">Visto che la nuova banda superiore dell’UE si trova all’interno della banda FCC (USA), i sistemi QU Upper Band possono utilizzare Tag e antenne della stessa banda, con una maggiore varietà di opzioni di prodotto disponibili e una maggiore flessibilità.</text:span></text:p>
        </text:list-item>
        <text:list-item>
          <text:p text:style-name="P2"><text:span text:style-name="Strong_20_Emphasis"><text:span text:style-name="T16">Si semplifica l’implementazione.</text:span></text:span></text:p>
        </text:list-item>
        <text:list-item>
          <text:p text:style-name="P7"><text:span text:style-name="T13">Nella distribuzione globale, i test vengono solitamente effettuati con antenne e Tag RFID in paesi che aderiscono alla frequenza EU e con antenne e Tag differenti nei paesi che aderiscono alla banda di frequenza FCC degli USA. È probabile che queste antenne e Tag avranno prestazioni differenti a seconda delle rispettive bande di frequenza. Con l’avvento dell’innovativa Upper Band dell’UE è possibile usare le stesse antenne e Tag FCC durante la distribuzione globale. Ciò riduce rischi e costi consentendo all’azienda di distribuire le stesse antenne e Tag RFID in diversi paesi.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 Sans1" svg:font-family="'Open Sans', 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De Martinis</meta:initial-creator>
    <meta:creation-date>2020-07-07T11:45:58.30</meta:creation-date>
    <dc:date>2020-07-07T11:53:39.99</dc:date>
    <dc:creator>Alberto De Martinis</dc:creator>
    <meta:editing-duration>PT7M44S</meta:editing-duration>
    <meta:editing-cycles>3</meta:editing-cycles>
    <meta:generator>OpenOffice/4.1.6$Win32 OpenOffice.org_project/416m1$Build-9790</meta:generator>
    <meta:document-statistic meta:table-count="1" meta:image-count="0" meta:object-count="0" meta:page-count="2" meta:paragraph-count="29" meta:word-count="546" meta:character-count="3363"/>
  </office:meta>
</office:document-meta>
</file>